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Mangal1" svg:font-family="Mangal"/>
    <style:font-face style:name="OpenSymbol" svg:font-family="OpenSymbol"/>
    <style:font-face style:name="Arial1"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cm" fo:text-align="start" style:justify-single-word="false"/>
      <style:text-properties style:font-name="Verdana" fo:font-size="10pt" fo:language="en" fo:country="US"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margin-top="0cm" fo:margin-bottom="0.3cm" fo:text-align="start" style:justify-single-word="false"/>
      <style:text-properties style:font-name="Verdana" fo:font-size="10pt" fo:language="ru" fo:country="RU"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top="0cm" fo:margin-bottom="0.3cm" fo:text-align="center" style:justify-single-word="false"/>
      <style:text-properties style:font-name="Verdana" fo:font-size="12pt" fo:language="ru" fo:country="RU"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margin-top="0cm" fo:margin-bottom="0.3cm" fo:text-align="center" style:justify-single-word="false"/>
      <style:text-properties style:font-name="Verdana" fo:font-size="11pt" fo:language="en" fo:country="US" fo:font-style="normal" fo:font-weight="bold" style:font-size-asian="13.1999998092651pt" style:font-style-asian="normal" style:font-weight-asian="bold" style:font-size-complex="13.1999998092651pt" style:font-style-complex="normal" style:font-weight-complex="bold"/>
    </style:style>
    <style:style style:name="P5" style:family="paragraph" style:parent-style-name="Standard">
      <style:paragraph-properties fo:margin-top="0cm" fo:margin-bottom="0.3cm" fo:text-align="start" style:justify-single-word="false"/>
    </style:style>
    <style:style style:name="P6" style:family="paragraph" style:parent-style-name="Standard">
      <style:paragraph-properties fo:margin-top="0cm" fo:margin-bottom="0.3cm" fo:text-align="center" style:justify-single-word="false"/>
      <style:text-properties style:font-name="Verdana" fo:font-size="12pt" fo:language="en" fo:country="US"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margin-top="0cm" fo:margin-bottom="0.3cm" fo:text-align="start" style:justify-single-word="false"/>
      <style:text-properties style:font-name="Verdana" fo:font-size="10pt" fo:language="ru" fo:country="RU"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paragraph-properties fo:margin-top="0cm" fo:margin-bottom="0.3cm" fo:text-align="start" style:justify-single-word="false"/>
      <style:text-properties style:font-name="Verdana" fo:font-size="10pt" fo:language="ru" fo:country="RU"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2">
      <style:paragraph-properties fo:margin-top="0cm" fo:margin-bottom="0.3cm" fo:text-align="start" style:justify-single-word="false"/>
      <style:text-properties style:font-name="Verdana" fo:font-size="10pt" fo:language="ru" fo:country="RU"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top="0cm" fo:margin-bottom="0.3cm" fo:text-align="center" style:justify-single-word="false"/>
      <style:text-properties style:font-name="Verdana" fo:font-size="10pt" fo:language="ru" fo:country="RU"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margin-top="0cm" fo:margin-bottom="0.3cm" fo:text-align="start" style:justify-single-word="false"/>
      <style:text-properties style:font-name="Verdana" fo:font-size="10pt" fo:language="en" fo:country="US"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3cm" fo:text-align="center" style:justify-single-word="false"/>
      <style:text-properties style:font-name="Verdana" fo:font-size="11pt" fo:language="ru" fo:country="RU" fo:font-style="normal" fo:font-weight="bold" style:font-size-asian="13.1999998092651pt" style:font-style-asian="normal" style:font-weight-asian="bold" style:font-size-complex="13.1999998092651pt" style:font-style-complex="normal" style:font-weight-complex="bold"/>
    </style:style>
    <style:style style:name="P13" style:family="paragraph" style:parent-style-name="Standard" style:list-style-name="L1">
      <style:paragraph-properties fo:margin-top="0cm" fo:margin-bottom="0.3cm" fo:text-align="start" style:justify-single-word="false"/>
    </style:style>
    <style:style style:name="T1" style:family="text">
      <style:text-properties fo:language="ru" fo:country="RU"/>
    </style:style>
    <style:style style:name="T2" style:family="text">
      <style:text-properties fo:language="en" fo:country="US"/>
    </style:style>
    <style:style style:name="T3" style:family="text">
      <style:text-properties style:font-name="Verdana" fo:font-size="10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style:font-name="Verdana" fo:font-size="10pt" fo:language="ru" fo:country="RU"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Описание <text:span text:style-name="T2">UnlimaginMod</text:span></text:p>
      <text:p text:style-name="P6"/>
      <text:p text:style-name="P1">UnlimaginMod —<text:span text:style-name="T1"> это модификация игры </text:span>Killing Floor. Killing Floor —<text:span text:style-name="T1"> игра, созданная на базе <text:s/></text:span>Unreal Engine 2004, <text:span text:style-name="T1">которая, в свое время, тоже являлась модом к игре </text:span>Battlefield 1942. <text:span text:style-name="T1">В дальнейшем этот мод был приобретен Tripwire Interactive и перенесен в качестве мода на их игру Red Orchestra: Ostfront 41-45. Самое забавное, что Red Orchestra: Ostfront 41-45 тоже, в свое, время была модом к популярной игре Unreal Tournament 2004.</text:span></text:p>
      <text:p text:style-name="P1"><text:span text:style-name="T1">На нынешнем этапе разработки </text:span>UnlimaginMod <text:span text:style-name="T1">представляет из себя игру, основанную на </text:span>Killing Floor, <text:span text:style-name="T1">использующую её модели, карты, звуки, но при этом уже значительно отличаясь по многим игровым аспектам. Сейчас сборки </text:span>UnlimaginMod<text:span text:style-name="T1"> — это тестовые сборки альфа версии мода, которые часто обновляются. В них появляются новые игровые элементы, различные нововведения, но все это носит тестовый характер, несмотря на то, что сборки, зачастую, стабильны и вполне «играбельны». </text:span></text:p>
      <text:p text:style-name="P1"><text:span text:style-name="T1">Основные задачи, которые сейчас стоят перед модом — создать свой собственный программный скелет для всех элементов игры, дабы отделится от игры </text:span>Killing Floor <text:span text:style-name="T1">на столько, насколько это возможно. </text:span></text:p>
      <text:p text:style-name="P1"><text:span text:style-name="T1">Я не хочу ругать разработчиков оригинальной игры, но для игроков не будет секретом, что игра с самого релиза имеет множество глюков, багов и недоработок, которые до сих пор не исправлены. А с каждым её обновлением появляются и некоторые новые баги и глюки. Это основная причина, по которой было принято решение полностью переписать программный скелет игры. При этом, параллельно работе над «скелетом», постоянно вводятся различные элементы, которые расширяют и вносят разнообразие в сам </text:span>gameplay.</text:p>
      <text:p text:style-name="P2">Под программным скелетом понимается набор базовых классов объектов, в которых содержится весь основной набор программного кода и логики, обеспечивающей работу игры, обработку событий, описание различных игровых элементов и скриптовых сцен.</text:p>
      <text:p text:style-name="P1"><text:span text:style-name="T1">Все классы скелета пишутся на </text:span>UnrealScript —<text:span text:style-name="T1"> </text:span>Java-<text:span text:style-name="T1">подобном объектно-ориентированном языке, который компилируется в байткод и выполняется на </text:span>UnrealMachine <text:span text:style-name="T1">во время игры. Т. е. это некий аналог </text:span>Java Machine, <text:span text:style-name="T1">которая обеспечивает кросс-бесформенность программного продукта.</text:span></text:p>
      <text:p text:style-name="P2"/>
      <text:p text:style-name="P12"/>
      <text:p text:style-name="P4"><text:span text:style-name="T1">Отличительные особенности </text:span>UnlimaginMod <text:span text:style-name="T1">на нынешнем этапе разработки</text:span></text:p>
      <text:p text:style-name="P10"/>
      <text:p text:style-name="P1"><text:span text:style-name="T1">Первое, над чем началась работа в моде — это оружие. Ведь K</text:span>illing Floor —<text:span text:style-name="T1"> это кооперативный шутер от первого лица, и оружие в нем играет одну из важнейших ролей.</text:span></text:p>
      <text:p text:style-name="P2">Было создано порядка двухсот базовых классов для описания логики оружия как самого предмета в руках, описание его логики стрельбы, описание его баллистики, программное описание его визуальных эффектов и так далее.</text:p>
      <text:p text:style-name="P2">Подробнее:</text:p>
      <text:list xml:id="list31226287" text:style-name="L1">
        <text:list-item>
          <text:p text:style-name="P11"><text:span text:style-name="T1">Создан набор базовых </text:span>Weapon <text:span text:style-name="T1">классов, которые описывают логику оружия, как предмета в руках игрока, управляют анимацией оружия, хранят в себе информацию о весе предмета, запасе патронов в обойме, длительности перезарядки и т.д.</text:span></text:p>
        </text:list-item>
        <text:list-item>
          <text:p text:style-name="P11"><text:span text:style-name="T1">Создан набор базовых </text:span>Fire <text:span text:style-name="T1">классов для оружия, которые описывают все, что связано со стрельбой огнестрельного (и не только) оружия, т.е. отдача, скорострельность, разброс, </text:span>spawn<text:span text:style-name="T1"> (отображение) эффектов, </text:span>spawn<text:span text:style-name="T1"> снарядов.</text:span></text:p>
        </text:list-item>
        <text:list-item>
          <text:p text:style-name="P8"><text:soft-page-break/>Создан большой набор базовых Projectile классов, в которых содержится большой комплекс логики, обеспечивающий физическую симуляцию движения (полета) снарядов, нанесение ими урона, отображение эффектов попадания в другие объекты. Каждый тип снаряда в игре имеет свою массу, материал и баллистический коэффициент, описывающий его аэродинамические характеристики. При «вылете из ствола» для каждого снаряда высчитывается его кинетическая энергия, которая, в дальнейшем, <text:s/>используется для просчета воздействия на другой объект при попадании в него. Так же при этом учитывается тип снаряда, материалы снаряда и объекта, в который о попал, их формы, что в конечном итоге влияет на то, может ли снаряд пробить тот или иной объект и продолжить движение, или же застрянет в нем, или же вообще отскочит (рикошет).</text:p>
        </text:list-item>
        <text:list-item>
          <text:p text:style-name="P8">Создан набор базовых Attachment классов, которые отвечают за анимацию и эффекты оружия при виде от 3-го лица (вид со стороны).</text:p>
        </text:list-item>
        <text:list-item>
          <text:p text:style-name="P13"><text:span text:style-name="T4">Создан набор базовых </text:span><text:span text:style-name="T3">Pickup </text:span><text:span text:style-name="T4">классов, которые описывают покупку и подъем оружия с земли. Эти классы описывают оружие, как выброшенный кем-то из инвентаря предмет, имеющий массу и прочие характеристики, позволяющие определить может ли тот или иной игрок подобрать данное оружие, или нет.</text:span></text:p>
        </text:list-item>
        <text:list-item>
          <text:p text:style-name="P13"><text:span text:style-name="T4">Создан набор базовых </text:span><text:span text:style-name="T3">DamageType </text:span><text:span text:style-name="T4">классов, которые отвечают за сохранение статистики по нанесенному урону тем или иным оружием, отображение эффектов от нанесенного урона, а так же их физическому воздействию.</text:span></text:p>
        </text:list-item>
        <text:list-item>
          <text:p text:style-name="P8">Ведется работа на базовыми классами эффектов стрельбы (огонь из ствола, дым и т.д.) под разные калибры и типы оружия.</text:p>
        </text:list-item>
        <text:list-item>
          <text:p text:style-name="P8">Ведется работа над базовыми классами навесного оборудования для оружия: лазерные прицелы, фонарики и тому подобные модули.</text:p>
        </text:list-item>
      </text:list>
      <text:p text:style-name="P2"/>
      <text:p text:style-name="P2">Помимо оружия ведется работа и над основными «врагами» игроков на уровне — зомби. Все зомби в оригинальной игре делятся на типы и на этом их отличие, в целом, заканчивается. В моде же была проведена работа (которая, кстати, до сих пор продолжается), <text:s/>обеспечивающая каждого зомби своими уникальными характеристиками: </text:p>
      <text:list xml:id="list31242407" text:style-name="L2">
        <text:list-item>
          <text:p text:style-name="P9">Каждый зомби в моде передвигается со своей уникальной скоростью, которая генерируется в диапазоне +10%/-10% от оригинальной скорости класса зомби. При этом есть вероятность, что этот зомби получит и вовсе уникальную скорость передвижения, не характерную его типу. Так же для зомби генерируется и уникальная высота прыжка.</text:p>
        </text:list-item>
        <text:list-item>
          <text:p text:style-name="P9">Каждый зомби имеет свой уникальный запас здоровья, который так же генерируется в определенном диапазоне от номинального запаса, характерного его типу. При этом так же есть вероятность, что он может получить очень большой запас здоровья, не характерные для него.</text:p>
        </text:list-item>
        <text:list-item>
          <text:p text:style-name="P9">Каждый зомби имеет уникальное значение урона, который он наносит при своих атаках на игрока. Эти значения так же генерируются в определенном диапазоне от номинала.</text:p>
        </text:list-item>
        <text:list-item>
          <text:p text:style-name="P9">Каждый зомби в игре имеет свой уникальный для своего класса рост, массу, а так же плотность, влияющие на проникающее действие снарядов через него. Эти физические характеристики так же генерируются в определенном диапазоне от номиналов, но есть вероятность получения и вовсе нехарактерных для своих типов физических параметров.</text:p>
        </text:list-item>
      </text:list>
      <text:p text:style-name="P2"/>
      <text:p text:style-name="P5"><text:span text:style-name="T4">Так же ведется работа и над физическими возможностями самих игроков в игре. С последними нововведениями у каждого игрока при каждом прыжке немного различается его высота, симулируя этим реальные физически возможности человека. В дальнейшем </text:span><text:soft-page-break/><text:span text:style-name="T4">игрокам так же будут генерироваться немного разные скорости перемещения, роста и т.д. Сложность с этим пока возникает из-за того, что в игре есть «Перки», которые так же оказывают влияние на эти же характеристике в зависимости от уровня прокачки игрока, потому нужно генерацию корректно увязать и с прокачкой игрока тоже. </text:span></text:p>
      <text:p text:style-name="P2">Но, уже на данный момент такой перк, как «Берсеркер», представляющий из себя специалиста по холодному оружию, получил свои уникальные для своего класса физические возможности. Например, он прыгает выше остальных игроков, так как обладает большей физической силой. Он может отпрыгивать о стен и прочих объектов, включая зомби и других игроков, как в «паркуре», что дает ему необычайную юркость и неуловимость в движении. Он получает меньше урона, если упадет с большой высоты, что обусловлено его тренированностью. Он быстрее передвигается, нежели остальные игроки, а так же более эффективно обращается с холодным оружием.</text:p>
      <text:p text:style-name="P2">Касательно прокачки игрока и перков. Для начала была взята оригинальная система прокачки игрока, обеспечивающая общее улучшение характеристики оружия и умений, характерных игровому персонажу, но вся логика прокачки, все бонусы и эффекты от них были полностью переписаны.</text:p>
      <text:p text:style-name="P2">Так же в игру введено множество уникальных предметов, которых вообще не было в оригинальной игре, например: кластерные гранаты, «липнущие» к объектам гранаты с датчиками «свой — чужой», газ и газовое оружие, различные новые типы снарядов огнестрельного оружия, вроде разрывных, зажигательных или же химических снаряд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 svg:font-family="Arial"/>
    <style:font-face style:name="Mangal1" svg:font-family="Mangal"/>
    <style:font-face style:name="OpenSymbol" svg:font-family="OpenSymbol"/>
    <style:font-face style:name="Arial1"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3-03T21:13:57.81</meta:creation-date>
    <dc:date>2014-03-05T11:18:21.50</dc:date>
    <meta:editing-duration>PT1H37M1S</meta:editing-duration>
    <meta:editing-cycles>23</meta:editing-cycles>
    <meta:generator>OpenOffice.org/3.3$Win32 OpenOffice.org_project/330m20$Build-9567</meta:generator>
    <meta:document-statistic meta:table-count="0" meta:image-count="0" meta:object-count="0" meta:page-count="3" meta:paragraph-count="28" meta:word-count="1125" meta:character-count="7846"/>
  </office:meta>
</office:document-meta>
</file>